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5.415cm" fo:margin-left="0.011cm" fo:margin-right="1.573cm" table:align="margins"/>
    </style:style>
    <style:style style:name="Tabuľka1.A" style:family="table-column">
      <style:table-column-properties style:column-width="1.746cm" style:rel-column-width="990*"/>
    </style:style>
    <style:style style:name="Tabuľka1.B" style:family="table-column">
      <style:table-column-properties style:column-width="1.72cm" style:rel-column-width="975*"/>
    </style:style>
    <style:style style:name="Tabuľka1.C" style:family="table-column">
      <style:table-column-properties style:column-width="11.949cm" style:rel-column-width="6774*"/>
    </style:style>
    <style:style style:name="Tabuľka1.1" style:family="table-row">
      <style:table-row-properties style:min-row-height="0.635cm"/>
    </style:style>
    <style:style style:name="Tabuľ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ľka1.C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none" fo:border-top="none" fo:border-bottom="0.002cm solid #000000"/>
    </style:style>
    <style:style style:name="Tabuľk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2"/>
    <style:style style:name="P4" style:family="paragraph" style:parent-style-name="Standard" style:list-style-name="L2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background-color="transparent">
        <style:background-image/>
      </style:paragraph-properties>
    </style:style>
    <style:style style:name="T1" style:family="text">
      <style:text-properties fo:font-weight="bold"/>
    </style:style>
    <style:style style:name="T2" style:family="text">
      <style:text-properties fo:font-variant="normal" fo:text-transform="none"/>
    </style:style>
    <text:list-style style:name="L1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 text:start-value="4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1"/>
        </text:list-header>
      </text:list>
      <text:p text:style-name="P10"><text:bookmark text:name="_Toc147505394"/><text:span text:style-name="T2">C. Predbežný plán</text:span> </text:p>
      <text:p text:style-name="Standard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row table:style-name="Tabuľka1.1">
          <table:table-cell table:style-name="Tabuľka1.A1" office:value-type="string">
            <text:p text:style-name="P8"/>
          </table:table-cell>
          <table:table-cell table:style-name="Tabuľka1.A1" office:value-type="string">
            <text:p text:style-name="P8"><text:span text:style-name="T1">Týždeň</text:span> </text:p>
          </table:table-cell>
          <table:table-cell table:style-name="Tabuľka1.C1" office:value-type="string">
            <text:p text:style-name="P8"><text:span text:style-name="T1">Popis</text:span> </text:p>
          </table:table-cell>
        </table:table-row>
        <table:table-row>
          <table:table-cell table:style-name="Tabuľka1.A2" table:number-rows-spanned="7" office:value-type="string">
            <text:p text:style-name="Standard">Zimný semester </text:p>
          </table:table-cell>
          <table:table-cell table:style-name="Tabuľka1.A2" office:value-type="string">
            <text:p text:style-name="P9">1.</text:p>
          </table:table-cell>
          <table:table-cell table:style-name="Tabuľka1.C2" office:value-type="string">
            <text:p text:style-name="Standard">Vytvorenie ponuky</text:p>
          </table:table-cell>
        </table:table-row>
        <table:table-row>
          <table:covered-table-cell/>
          <table:table-cell table:style-name="Tabuľka1.A2" office:value-type="string">
            <text:p text:style-name="P9">2.</text:p>
          </table:table-cell>
          <table:table-cell table:style-name="Tabuľka1.C2" office:value-type="string">
            <text:p text:style-name="Standard">Vytvorenie webu s údajmi o stave projektu</text:p>
          </table:table-cell>
        </table:table-row>
        <table:table-row>
          <table:covered-table-cell/>
          <table:table-cell table:style-name="Tabuľka1.A2" office:value-type="string">
            <text:p text:style-name="P9">3. - 5.</text:p>
          </table:table-cell>
          <table:table-cell table:style-name="Tabuľka1.C2" office:value-type="string">
            <text:p text:style-name="Standard">Analýza doterajšieho stavu minuloročnej implementácie ALUMNI</text:p>
          </table:table-cell>
        </table:table-row>
        <table:table-row>
          <table:covered-table-cell/>
          <table:table-cell table:style-name="Tabuľka1.A2" office:value-type="string">
            <text:p text:style-name="P9">6.</text:p>
          </table:table-cell>
          <table:table-cell table:style-name="Tabuľka1.C2" office:value-type="string">
            <text:p text:style-name="P11">Zber a analýza požiadaviek na doplňujúce funkcie</text:p>
          </table:table-cell>
        </table:table-row>
        <table:table-row>
          <table:covered-table-cell/>
          <table:table-cell table:style-name="Tabuľka1.A2" office:value-type="string">
            <text:p text:style-name="P9">7.</text:p>
          </table:table-cell>
          <table:table-cell table:style-name="Tabuľka1.C2" office:value-type="string">
            <text:p text:style-name="Standard">Vytvorenie detailného návrhu riešenia</text:p>
          </table:table-cell>
        </table:table-row>
        <table:table-row>
          <table:covered-table-cell/>
          <table:table-cell table:style-name="Tabuľka1.A2" office:value-type="string">
            <text:p text:style-name="P9">8 - 11.</text:p>
          </table:table-cell>
          <table:table-cell table:style-name="Tabuľka1.C2" office:value-type="string">
            <text:p text:style-name="Standard">Implementácia prototypu</text:p>
          </table:table-cell>
        </table:table-row>
        <table:table-row>
          <table:covered-table-cell/>
          <table:table-cell table:style-name="Tabuľka1.A2" office:value-type="string">
            <text:p text:style-name="P9">12.</text:p>
          </table:table-cell>
          <table:table-cell table:style-name="Tabuľka1.C2" office:value-type="string">
            <text:p text:style-name="Standard">Spracovanie dokumentácie</text:p>
          </table:table-cell>
        </table:table-row>
      </table:table>
      <text:p text:style-name="Standard"/>
      <text:list text:style-name="L1" text:continue-numbering="true">
        <text:list-header>
          <text:p text:style-name="P1"><text:s/></text:p>
          <text:p text:style-name="P1"><text:s/></text:p>
          <text:p text:style-name="P1"><text:s text:c="2"/></text:p>
        </text:list-header>
      </text:list>
      <text:list text:style-name="L2">
        <text:list-header>
          <text:p text:style-name="P2"><text:s/></text:p>
          <text:p text:style-name="P2"><text:s/></text:p>
          <text:p text:style-name="P2"><text:s/></text:p>
        </text:list-header>
      </text:list>
      <text:p text:style-name="Standard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Lubos B</dc:creator>
    <dc:date>2007-09-30T20:48:08</dc:date>
    <meta:editing-cycles>5</meta:editing-cycles>
    <meta:editing-duration>PT20M1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5" meta:word-count="46" meta:character-count="340"/>
  </office:meta>
</office:document-meta>
</file>